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Fine_20_Dashed" svg:stroke-width="0.081cm" svg:stroke-color="#000000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min-height="1.706cm" fo:min-width="8.062cm" fo:padding-top="0.139cm" fo:padding-bottom="0.139cm" fo:padding-left="0.264cm" fo:padding-right="0.264cm"/>
    </style:style>
    <style:style style:name="gr5" style:family="graphic" style:parent-style-name="standard" style:list-style-name="L2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6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81cm" svg:stroke-color="#0000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28cm" svg:stroke-color="#000000" draw:marker-start-width="0.242cm" draw:marker-end-width="0.242cm" svg:stroke-opacity="0%" draw:fill="none" draw:textarea-horizontal-align="justify" draw:textarea-vertical-align="middle" draw:auto-grow-height="false" fo:min-height="0.484cm" fo:min-width="1.932cm" fo:padding-top="0.139cm" fo:padding-bottom="0.139cm" fo:padding-left="0.264cm" fo:padding-right="0.264cm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5pt" style:font-size-asian="15pt" style:font-size-complex="15pt"/>
    </style:style>
    <style:style style:name="P4" style:family="paragraph">
      <loext:graphic-properties draw:fill="non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  <style:text-properties fo:color="#000000"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</style:style>
    <style:style style:name="P8" style:family="paragraph">
      <style:paragraph-properties fo:text-align="start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2" xml:id="id1" draw:id="id1" draw:layer="layout" svg:width="2.54cm" svg:height="1.778cm" svg:x="2.286cm" svg:y="6.096cm">
          <text:p text:style-name="P1"><text:span text:style-name="T1">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778cm" svg:x="20.828cm" svg:y="6.096cm">
          <text:p text:style-name="P1"><text:span text:style-name="T1">H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778cm" svg:x="12.282cm" svg:y="6.096cm">
          <text:p text:style-name="P1"><text:span text:style-name="T1">S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cm" svg:height="0.762cm" svg:x="2.286cm" svg:y="5.226cm">
          <text:p text:style-name="P3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0.762cm" svg:x="20.952cm" svg:y="5.226cm">
          <text:p text:style-name="P3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.46cm" svg:height="0.762cm" svg:x="1.858cm" svg:y="12.954cm">
          <text:p text:style-name="P5"><text:span text:style-name="T3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7" draw:layer="layout" svg:x1="9.574cm" svg:y1="10.768cm" svg:x2="9.574cm" svg:y2="6.958cm">
          <text:p/>
        </draw:line>
        <draw:custom-shape draw:style-name="gr4" draw:text-style-name="P9" draw:layer="layout" svg:width="8.59cm" svg:height="1.984cm" svg:x="4.288cm" svg:y="5.226cm">
          <text:list text:style-name="L2">
            <text:list-header>
              <text:p text:style-name="P8"><text:span text:style-name="T4">- Initially unprotected</text:span><text:span text:style-name="T4"><text:line-break/></text:span><text:span text:style-name="T4">- IMSI can be found in cleartext</text:span></text:p>
            </text:list-header>
          </text:list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9" draw:layer="layout" svg:width="3.302cm" svg:height="2.032cm" svg:x="10.388cm" svg:y="8.226cm">
          <text:p text:style-name="P8"><text:span text:style-name="T4">Eavesdr</text:span><text:span text:style-name="T4">opping</text:span></text:p>
          <text:p text:style-name="P8"><text:span text:style-name="T4">unprotec</text:span><text:span text:style-name="T4">ted IMSI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302cm" svg:height="2.032cm" svg:x="4.088cm" svg:y="8.226cm">
          <text:list text:style-name="L2">
            <text:list-header>
              <text:p text:style-name="P8"><text:span text:style-name="T4">- AIC requests IMSI</text:span></text:p>
              <text:p text:style-name="P8"><text:span text:style-name="T4">- UE send IMS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0.762cm" svg:x="12.385cm" svg:y="5.226cm">
          <text:p text:style-name="P3"><text:span text:style-name="T2">trusted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318cm" svg:height="1.778cm" svg:x="7.452cm" svg:y="10.868cm">
          <text:p text:style-name="P1">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4.318cm" svg:height="1.778cm" svg:x="1.016cm" svg:y="10.922cm">
          <text:p text:style-name="P1">A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3.374cm" svg:y1="10.922cm" svg:x2="3.374cm" svg:y2="7.938cm">
          <text:p/>
        </draw:line>
        <draw:custom-shape draw:style-name="gr8" draw:text-style-name="P6" draw:layer="layout" svg:width="2.46cm" svg:height="0.762cm" svg:x="8.662cm" svg:y="12.954cm">
          <text:p text:style-name="P5"><text:span text:style-name="T3">untrus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layer="layout" svg:x1="4.826cm" svg:y1="6.985cm" svg:x2="12.282cm" svg:y2="6.985cm" draw:start-shape="id1" draw:start-glue-point="1" draw:end-shape="id2" draw:end-glue-point="3" svg:d="M4826 6985h7456" svg:viewBox="0 0 7457 1">
          <text:p/>
        </draw:connector>
        <draw:connector draw:style-name="gr9" draw:layer="layout" svg:x1="14.822cm" svg:y1="6.985cm" svg:x2="20.828cm" svg:y2="6.985cm" draw:start-shape="id2" draw:start-glue-point="1" draw:end-shape="id3" draw:end-glue-point="3" svg:d="M14822 6985h6006" svg:viewBox="0 0 6007 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9-02T20:48:45.382078963</dc:date>
    <meta:editing-duration>PT5H43M10S</meta:editing-duration>
    <meta:editing-cycles>31</meta:editing-cycles>
    <meta:generator>LibreOffice/5.1.6.2$Linux_X86_64 LibreOffice_project/10m0$Build-2</meta:generator>
    <meta:document-statistic meta:object-count="40"/>
  </office:meta>
</office:document-meta>
</file>